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swiss"/>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Tabla1" style:family="table">
      <style:table-properties style:width="15.446cm" fo:margin-top="0cm" fo:margin-bottom="0cm" table:align="center" fo:background-color="#d2eaf1" style:writing-mode="lr-tb">
        <style:background-image/>
      </style:table-properties>
    </style:style>
    <style:style style:name="Tabla1.A" style:family="table-column">
      <style:table-column-properties style:column-width="4.445cm"/>
    </style:style>
    <style:style style:name="Tabla1.B" style:family="table-column">
      <style:table-column-properties style:column-width="5.251cm"/>
    </style:style>
    <style:style style:name="Tabla1.C" style:family="table-column">
      <style:table-column-properties style:column-width="5.75cm"/>
    </style:style>
    <style:style style:name="Tabla1.1" style:family="table-row">
      <style:table-row-properties fo:keep-together="auto"/>
    </style:style>
    <style:style style:name="Tabla1.A1" style:family="table-cell">
      <style:table-cell-properties fo:background-color="#4bacc6" fo:padding-left="0.206cm" fo:padding-right="0.191cm" fo:padding-top="0cm" fo:padding-bottom="0cm" fo:border-left="1pt solid #ffffff" fo:border-right="1pt solid #ffffff" fo:border-top="1pt solid #ffffff" fo:border-bottom="3pt solid #ffffff">
        <style:background-image/>
      </style:table-cell-properties>
    </style:style>
    <style:style style:name="Tabla1.A2" style:family="table-cell">
      <style:table-cell-properties fo:background-color="#4bacc6" fo:padding-left="0.206cm" fo:padding-right="0.191cm" fo:padding-top="0cm" fo:padding-bottom="0cm" fo:border-left="1pt solid #ffffff" fo:border-right="3pt solid #ffffff" fo:border-top="1pt solid #ffffff" fo:border-bottom="1pt solid #ffffff">
        <style:background-image/>
      </style:table-cell-properties>
    </style:style>
    <style:style style:name="Tabla1.B2" style:family="table-cell">
      <style:table-cell-properties fo:background-color="#a5d5e2" fo:padding-left="0.206cm" fo:padding-right="0.191cm" fo:padding-top="0cm" fo:padding-bottom="0cm" fo:border="1pt solid #ffffff">
        <style:background-image/>
      </style:table-cell-properties>
    </style:style>
    <style:style style:name="Tabla1.A3" style:family="table-cell">
      <style:table-cell-properties fo:background-color="#4bacc6" fo:padding-left="0.206cm" fo:padding-right="0.191cm" fo:padding-top="0cm" fo:padding-bottom="0cm" fo:border-left="1pt solid #ffffff" fo:border-right="3pt solid #ffffff" fo:border-top="none" fo:border-bottom="none">
        <style:background-image/>
      </style:table-cell-properties>
    </style:style>
    <style:style style:name="Tabla1.B3" style:family="table-cell">
      <style:table-cell-properties fo:background-color="#d2eaf1" fo:padding-left="0.206cm" fo:padding-right="0.191cm" fo:padding-top="0cm" fo:padding-bottom="0cm" fo:border="0.75pt solid #ffffff">
        <style:background-image/>
      </style:table-cell-properties>
    </style:style>
    <style:style style:name="Tabla1.C3" style:family="table-cell">
      <style:table-cell-properties fo:background-color="#d2eaf1" fo:padding-left="0.206cm" fo:padding-right="0.191cm" fo:padding-top="0cm" fo:padding-bottom="0cm" fo:border-left="0.75pt solid #ffffff" fo:border-right="1pt solid #ffffff" fo:border-top="0.75pt solid #ffffff" fo:border-bottom="0.75pt solid #ffffff">
        <style:background-image/>
      </style:table-cell-properties>
    </style:style>
    <style:style style:name="Tabla1.7" style:family="table-row">
      <style:table-row-properties style:min-row-height="0.767cm" fo:keep-together="auto"/>
    </style:style>
    <style:style style:name="Tabla1.A7" style:family="table-cell">
      <style:table-cell-properties fo:background-color="#4bacc6" fo:padding-left="0.206cm" fo:padding-right="0.191cm" fo:padding-top="0cm" fo:padding-bottom="0cm" fo:border-left="1pt solid #ffffff" fo:border-right="3pt solid #ffffff" fo:border-top="none" fo:border-bottom="1pt solid #ffffff">
        <style:background-image/>
      </style:table-cell-properties>
    </style:style>
    <style:style style:name="Tabla1.B7" style:family="table-cell">
      <style:table-cell-properties fo:background-color="#d2eaf1" fo:padding-left="0.206cm" fo:padding-right="0.191cm" fo:padding-top="0cm" fo:padding-bottom="0cm" fo:border-left="0.75pt solid #ffffff" fo:border-right="0.75pt solid #ffffff" fo:border-top="0.75pt solid #ffffff" fo:border-bottom="1pt solid #ffffff">
        <style:background-image/>
      </style:table-cell-properties>
    </style:style>
    <style:style style:name="Tabla1.C7" style:family="table-cell">
      <style:table-cell-properties fo:background-color="#d2eaf1" fo:padding-left="0.206cm" fo:padding-right="0.191cm" fo:padding-top="0cm" fo:padding-bottom="0cm" fo:border-left="0.75pt solid #ffffff" fo:border-right="1pt solid #ffffff" fo:border-top="0.75pt solid #ffffff" fo:border-bottom="1pt solid #ffffff">
        <style:background-image/>
      </style:table-cell-properties>
    </style:style>
    <style:style style:name="Tabla2" style:family="table">
      <style:table-properties style:width="17.59cm" table:align="margins"/>
    </style:style>
    <style:style style:name="Tabla2.A" style:family="table-column">
      <style:table-column-properties style:column-width="8.795cm" style:rel-column-width="32767*"/>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arial" fo:font-size="12pt" officeooo:rsid="000a8f1f" officeooo:paragraph-rsid="00154c44" style:font-size-asian="12pt" style:font-size-complex="12pt"/>
    </style:style>
    <style:style style:name="P2" style:family="paragraph" style:parent-style-name="Standard">
      <style:paragraph-properties fo:text-align="justify" style:justify-single-word="false"/>
      <style:text-properties style:font-name="arial" fo:font-size="12pt" officeooo:rsid="000d97e6" officeooo:paragraph-rsid="00154c44" style:font-size-asian="12pt" style:font-size-complex="12pt"/>
    </style:style>
    <style:style style:name="P3" style:family="paragraph" style:parent-style-name="Standard">
      <style:paragraph-properties fo:text-align="justify" style:justify-single-word="false"/>
      <style:text-properties style:font-name="arial" fo:font-size="12pt" officeooo:rsid="000e0abf" officeooo:paragraph-rsid="00154c44" style:font-size-asian="12pt" style:font-size-complex="12pt"/>
    </style:style>
    <style:style style:name="P4" style:family="paragraph" style:parent-style-name="Standard">
      <style:paragraph-properties fo:text-align="justify" style:justify-single-word="false"/>
      <style:text-properties style:font-name="arial" fo:font-size="12pt" officeooo:rsid="000bdf7c" officeooo:paragraph-rsid="00154c44" style:font-size-asian="12pt" style:font-size-complex="12pt"/>
    </style:style>
    <style:style style:name="P5" style:family="paragraph" style:parent-style-name="Standard">
      <style:paragraph-properties fo:text-align="justify" style:justify-single-word="false"/>
      <style:text-properties style:font-name="arial" fo:font-size="12pt" officeooo:rsid="0012737a" officeooo:paragraph-rsid="00154c44" style:font-size-asian="12pt" style:font-size-complex="12pt"/>
    </style:style>
    <style:style style:name="P6" style:family="paragraph" style:parent-style-name="Standard">
      <style:paragraph-properties fo:text-align="justify" style:justify-single-word="false"/>
      <style:text-properties style:font-name="arial" fo:font-size="12pt" style:font-size-asian="12pt" style:font-size-complex="12pt"/>
    </style:style>
    <style:style style:name="P7" style:family="paragraph" style:parent-style-name="Standard">
      <style:paragraph-properties fo:text-align="justify" style:justify-single-word="false"/>
      <style:text-properties style:font-name="arial" fo:font-size="12pt" fo:font-weight="bold" officeooo:rsid="000a8f1f" officeooo:paragraph-rsid="00154c44" style:font-size-asian="12pt" style:font-weight-asian="bold" style:font-size-complex="12pt" style:font-weight-complex="bold"/>
    </style:style>
    <style:style style:name="P8" style:family="paragraph" style:parent-style-name="Standard">
      <style:paragraph-properties fo:text-align="justify" style:justify-single-word="false"/>
      <style:text-properties style:font-name="arial" fo:font-size="12pt" style:text-underline-style="solid" style:text-underline-width="auto" style:text-underline-color="font-color" fo:font-weight="bold" officeooo:rsid="000a8f1f" officeooo:paragraph-rsid="00154c44" style:font-size-asian="12pt" style:font-weight-asian="bold" style:font-size-complex="12pt" style:font-weight-complex="bold"/>
    </style:style>
    <style:style style:name="P9" style:family="paragraph" style:parent-style-name="Standard">
      <style:paragraph-properties fo:text-align="start" style:justify-single-word="false"/>
      <style:text-properties fo:color="#000000" style:font-name="arial" fo:font-size="12pt" officeooo:paragraph-rsid="0018632e" style:font-size-asian="12pt" style:font-size-complex="12pt"/>
    </style:style>
    <style:style style:name="P10" style:family="paragraph" style:parent-style-name="Standard">
      <style:paragraph-properties fo:text-align="justify" style:justify-single-word="false"/>
      <style:text-properties fo:color="#000000" style:font-name="arial" fo:font-size="12pt"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color="#000000" style:font-name="arial" fo:font-size="12pt" style:text-underline-style="solid" style:text-underline-width="auto" style:text-underline-color="font-color" officeooo:paragraph-rsid="0018632e" style:font-size-asian="12pt" style:font-size-complex="12pt"/>
    </style:style>
    <style:style style:name="P12" style:family="paragraph" style:parent-style-name="Standard">
      <style:paragraph-properties fo:margin-top="0cm" fo:margin-bottom="0cm" loext:contextual-spacing="false" fo:line-height="100%" fo:text-align="center" style:justify-single-word="false"/>
      <style:text-properties fo:color="#ffffff" style:font-name="arial" fo:font-size="12pt" fo:font-style="normal" fo:font-weight="bold" style:font-size-asian="12pt" style:font-style-asian="normal" style:font-weight-asian="bold" style:font-size-complex="12pt" style:font-style-complex="normal" style:font-weight-complex="bold"/>
    </style:style>
    <style:style style:name="P13" style:family="paragraph" style:parent-style-name="Standard">
      <style:paragraph-properties fo:margin-top="0cm" fo:margin-bottom="0cm" loext:contextual-spacing="false" fo:line-height="100%" fo:text-align="center" style:justify-single-word="false"/>
      <style:text-properties fo:color="#ffffff" style:font-name="arial" fo:font-size="12pt" fo:font-style="normal" fo:font-weight="bold" style:font-size-asian="12pt" style:font-style-asian="normal" style:font-weight-asian="bold" style:font-size-complex="12pt" style:font-style-complex="normal" style:font-weight-complex="bold"/>
    </style:style>
    <style:style style:name="P14" style:family="paragraph" style:parent-style-name="Standard">
      <style:paragraph-properties fo:margin-top="0cm" fo:margin-bottom="0cm" loext:contextual-spacing="false" fo:line-height="100%" fo:text-align="center" style:justify-single-word="false"/>
      <style:text-properties style:font-name="arial" fo:font-size="12pt" style:font-size-asian="12pt" style:font-size-complex="12pt"/>
    </style:style>
    <style:style style:name="P15" style:family="paragraph" style:parent-style-name="Standard">
      <style:paragraph-properties fo:margin-top="0cm" fo:margin-bottom="0cm" loext:contextual-spacing="false" fo:line-height="100%" fo:text-align="center" style:justify-single-word="false"/>
      <style:text-properties style:font-name="arial" fo:font-size="12pt" style:font-size-asian="12pt" style:font-size-complex="12pt"/>
    </style:style>
    <style:style style:name="P16" style:family="paragraph" style:parent-style-name="Standard" style:master-page-name="Standard">
      <style:paragraph-properties fo:text-align="start" style:justify-single-word="false" style:page-number="auto"/>
      <style:text-properties fo:color="#000000" style:font-name="arial" fo:font-size="12pt" officeooo:rsid="00154c44" officeooo:paragraph-rsid="00154c44" style:font-size-asian="12pt" style:font-size-complex="12pt"/>
    </style:style>
    <style:style style:name="P17" style:family="paragraph" style:parent-style-name="List_20_Paragraph">
      <style:paragraph-properties fo:text-align="justify" style:justify-single-word="false"/>
    </style:style>
    <style:style style:name="P18" style:family="paragraph" style:parent-style-name="List_20_Paragraph" style:list-style-name="WWNum2">
      <style:paragraph-properties fo:text-align="justify" style:justify-single-word="false"/>
      <style:text-properties fo:color="#000000" style:font-name="arial" fo:font-size="12pt" fo:font-weight="normal" style:font-size-asian="12pt" style:font-weight-asian="normal" style:font-size-complex="12pt" style:font-weight-complex="normal"/>
    </style:style>
    <style:style style:name="P19" style:family="paragraph" style:parent-style-name="List_20_Paragraph" style:list-style-name="WWNum4">
      <style:paragraph-properties fo:text-align="justify" style:justify-single-word="false"/>
      <style:text-properties fo:color="#000000" style:font-name="arial" fo:font-size="12pt" fo:font-weight="normal" style:font-size-asian="12pt" style:font-weight-asian="normal" style:font-size-complex="12pt" style:font-weight-complex="normal"/>
    </style:style>
    <style:style style:name="P20" style:family="paragraph" style:parent-style-name="List_20_Paragraph" style:list-style-name="WWNum1">
      <style:paragraph-properties fo:text-align="justify" style:justify-single-word="false"/>
      <style:text-properties fo:color="#000000" style:font-name="arial" fo:font-size="12pt" fo:font-weight="normal" style:font-size-asian="12pt" style:font-weight-asian="normal" style:font-size-complex="12pt" style:font-weight-complex="normal"/>
    </style:style>
    <style:style style:name="P21" style:family="paragraph" style:parent-style-name="List_20_Paragraph" style:list-style-name="WWNum5">
      <style:paragraph-properties fo:text-align="justify" style:justify-single-word="false"/>
      <style:text-properties fo:color="#000000" style:font-name="arial" fo:font-size="12pt" fo:font-weight="normal" style:font-size-asian="12pt" style:font-weight-asian="normal" style:font-size-complex="12pt" style:font-weight-complex="normal"/>
    </style:style>
    <style:style style:name="P22" style:family="paragraph" style:parent-style-name="Table_20_Contents">
      <style:paragraph-properties fo:text-align="justify" style:justify-single-word="false"/>
      <style:text-properties style:font-name="arial" fo:font-size="12pt" officeooo:rsid="0010204b" officeooo:paragraph-rsid="00154c44" style:font-size-asian="12pt" style:font-size-complex="12pt"/>
    </style:style>
    <style:style style:name="P23" style:family="paragraph" style:parent-style-name="Table_20_Contents">
      <style:paragraph-properties fo:text-align="justify" style:justify-single-word="false"/>
      <style:text-properties style:font-name="arial" fo:font-size="12pt" officeooo:rsid="001154c6" officeooo:paragraph-rsid="00154c44" style:font-size-asian="12pt" style:font-size-complex="12pt"/>
    </style:style>
    <style:style style:name="T1" style:family="text">
      <style:text-properties fo:color="#00b0f0" fo:font-size="14pt" fo:font-weight="bold" style:font-size-asian="14pt" style:font-weight-asian="bold"/>
    </style:style>
    <style:style style:name="T2" style:family="text">
      <style:text-properties fo:color="#00b0f0" fo:font-weight="bold" style:font-weight-asian="bold"/>
    </style:style>
    <style:style style:name="T3" style:family="text">
      <style:text-properties fo:color="#00b0f0"/>
    </style:style>
    <style:style style:name="T4" style:family="text">
      <style:text-properties fo:font-weight="bold" style:font-weight-asian="bold"/>
    </style:style>
    <style:style style:name="T5" style:family="text">
      <style:text-properties fo:font-weight="bold" style:font-weight-asian="bold"/>
    </style:style>
    <style:style style:name="T6" style:family="text">
      <style:text-properties fo:font-weight="bold" officeooo:rsid="001677c8" style:font-weight-asian="bold"/>
    </style:style>
    <style:style style:name="T7" style:family="text">
      <style:text-properties fo:font-weight="bold" officeooo:rsid="00154c44" style:font-weight-asian="bold"/>
    </style:style>
    <style:style style:name="T8" style:family="text">
      <style:text-properties officeooo:rsid="0012f188"/>
    </style:style>
    <style:style style:name="T9" style:family="text">
      <style:text-properties officeooo:rsid="000bdf7c"/>
    </style:style>
    <style:style style:name="T10" style:family="text">
      <style:text-properties officeooo:rsid="000d4a18"/>
    </style:style>
    <style:style style:name="T11" style:family="text">
      <style:text-properties officeooo:rsid="000d97e6"/>
    </style:style>
    <style:style style:name="T12" style:family="text">
      <style:text-properties officeooo:rsid="000e0abf"/>
    </style:style>
    <style:style style:name="T13" style:family="text">
      <style:text-properties officeooo:rsid="0010204b"/>
    </style:style>
    <style:style style:name="T14" style:family="text">
      <style:text-properties officeooo:rsid="00154c4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4">Nombres: González Pacheco Leonardo Alonso.<text:tab/>No de cuenta: 313221136</text:span></text:p>
      <text:p text:style-name="P9"><text:span text:style-name="T7"><text:tab/> <text:s text:c="7"/>Pérez Ruiz <text:s/>Miguel Ángel. <text:s text:c="22"/></text:span><text:span text:style-name="T6">No de cuenta: 312310491</text:span></text:p>
      <text:p text:style-name="P11"><text:bookmark text:name="_GoBack"/><text:span text:style-name="T4">ATARI 400 Y 800</text:span></text:p>
      <text:p text:style-name="P6">El extraordinario crecimiento de Atari fue consecuencia del gran recibimiento que tuvieron sus juegos recreativos y uno de los pioneros en la creación de computadoras personales. Todo es te gran éxito fue gracias <text:s/>a sus excelentes códigos de construcción, la gran calidad de imagen, sus magníficos gráficos y variado software. </text:p>
      <text:p text:style-name="P6">Atari constaba de dos modelos, el 400 y 800, ambos con un cassette <text:s/>especial creado por la misma marca con una velocidad de transferencia de 600 bites por segundo y también con sus particulares <text:s/>diferencias siendo la más grande su teclado. <text:s/></text:p>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2">MODELO</text:p>
          </table:table-cell>
          <table:table-cell table:style-name="Tabla1.A1" office:value-type="string">
            <text:p text:style-name="P12">400</text:p>
          </table:table-cell>
          <table:table-cell table:style-name="Tabla1.A1" office:value-type="string">
            <text:p text:style-name="P12">800</text:p>
          </table:table-cell>
        </table:table-row>
        <table:table-row table:style-name="Tabla1.1">
          <table:table-cell table:style-name="Tabla1.A2" office:value-type="string">
            <text:p text:style-name="P12">Precio</text:p>
          </table:table-cell>
          <table:table-cell table:style-name="Tabla1.B2" office:value-type="string">
            <text:p text:style-name="P14">80 000 pesetas</text:p>
          </table:table-cell>
          <table:table-cell table:style-name="Tabla1.B2" office:value-type="string">
            <text:p text:style-name="P14">166 000 pesetas</text:p>
          </table:table-cell>
        </table:table-row>
        <table:table-row table:style-name="Tabla1.1">
          <table:table-cell table:style-name="Tabla1.A3" office:value-type="string">
            <text:p text:style-name="P12">Memoria máxima</text:p>
          </table:table-cell>
          <table:table-cell table:style-name="Tabla1.B3" office:value-type="string">
            <text:p text:style-name="P14">16 Kbytes</text:p>
          </table:table-cell>
          <table:table-cell table:style-name="Tabla1.C3" office:value-type="string">
            <text:p text:style-name="P14">16-48 Kbytes</text:p>
          </table:table-cell>
        </table:table-row>
        <table:table-row table:style-name="Tabla1.1">
          <table:table-cell table:style-name="Tabla1.A2" office:value-type="string">
            <text:p text:style-name="P12">Puerta para cartuchos</text:p>
          </table:table-cell>
          <table:table-cell table:style-name="Tabla1.B2" office:value-type="string">
            <text:p text:style-name="P14">1</text:p>
          </table:table-cell>
          <table:table-cell table:style-name="Tabla1.B2" office:value-type="string">
            <text:p text:style-name="P14">2</text:p>
          </table:table-cell>
        </table:table-row>
        <table:table-row table:style-name="Tabla1.1">
          <table:table-cell table:style-name="Tabla1.A3" office:value-type="string">
            <text:p text:style-name="P12">Uso</text:p>
          </table:table-cell>
          <table:table-cell table:style-name="Tabla1.B3" office:value-type="string">
            <text:p text:style-name="P14">Únicamente televisor</text:p>
          </table:table-cell>
          <table:table-cell table:style-name="Tabla1.C3" office:value-type="string">
            <text:p text:style-name="P14">Televisión, monitor, grabadora, conexión serial</text:p>
          </table:table-cell>
        </table:table-row>
        <table:table-row table:style-name="Tabla1.1">
          <table:table-cell table:style-name="Tabla1.A2" office:value-type="string">
            <text:p text:style-name="P12">Teclado</text:p>
          </table:table-cell>
          <table:table-cell table:style-name="Tabla1.B2" office:value-type="string">
            <text:p text:style-name="P14">Teclado tipo membrana</text:p>
          </table:table-cell>
          <table:table-cell table:style-name="Tabla1.B2" office:value-type="string">
            <text:p text:style-name="P14">Similar al de una máquina de escribir</text:p>
          </table:table-cell>
        </table:table-row>
        <table:table-row table:style-name="Tabla1.7">
          <table:table-cell table:style-name="Tabla1.A7" office:value-type="string">
            <text:p text:style-name="P12">Velocidad de reloj</text:p>
          </table:table-cell>
          <table:table-cell table:style-name="Tabla1.B7" office:value-type="string">
            <text:p text:style-name="P14"/>
          </table:table-cell>
          <table:table-cell table:style-name="Tabla1.C7" office:value-type="string">
            <text:p text:style-name="P14">1, 79 MHz</text:p>
          </table:table-cell>
        </table:table-row>
      </table:table>
      <text:p text:style-name="P10">Hardware: Unidad de disco: con 88 Kbytes por disco y con sistema operativo sofisticado derivado de otros programas. Unidad de cassette: más fácil y sencilla de operar, no tiene altavoz por lo que reduce el peso y tamaño. La placa de mando Atari: el accesorio más pobre, bastante rígida y con impulso en la dirección requerida.</text:p>
      <text:list xml:id="list1605369245" text:style-name="WWNum2">
        <text:list-item>
          <text:p text:style-name="P18">Placa de la CPU</text:p>
        </text:list-item>
      </text:list>
      <text:list xml:id="list2642853513" text:style-name="WWNum4">
        <text:list-item>
          <text:list>
            <text:list-item>
              <text:p text:style-name="P19">Reloj de color: mando de color para las diversas resoluciones de gráficos</text:p>
            </text:list-item>
            <text:list-item>
              <text:p text:style-name="P19">ANTIC: chips especializado, controla el movimiento en espiral de la pantalla, el lápiz óptico y una de las interrupciones.</text:p>
            </text:list-item>
            <text:list-item>
              <text:p text:style-name="P19">CTIA o GTIA: chip único de Atari, manipula el color, algunas I/0 heterogéneas y los gráficos de los juegos bélicos.</text:p>
            </text:list-item>
            <text:list-item>
              <text:p text:style-name="P19">CPU 6502</text:p>
            </text:list-item>
            <text:list-item>
              <text:p text:style-name="P19">Ajustes de color</text:p>
            </text:list-item>
          </text:list>
        </text:list-item>
      </text:list>
      <text:list xml:id="list665972474" text:style-name="WWNum1">
        <text:list-item>
          <text:p text:style-name="P20">Placas de la RAM: dispone de 3 placas de circuitos impresos que amplía la memoria hasta 48 Kbytes.</text:p>
        </text:list-item>
        <text:list-item>
          <text:p text:style-name="P20">Placa de personalidad: puede convertirse si se remplazan las ROM por otras en una maquina diferente, como utilizar lenguajes alternativos por ejemplo.</text:p>
        </text:list-item>
        <text:list-item>
          <text:p text:style-name="P20">Placa madre :</text:p>
        </text:list-item>
      </text:list>
      <text:list xml:id="list3735338582" text:style-name="WWNum5">
        <text:list-item>
          <text:list>
            <text:list-item>
              <text:p text:style-name="P21">Ranuras amplificación 1,2 y 3: conexiones que amplía la máquina en 16 Kbytes.</text:p>
            </text:list-item>
            <text:list-item>
              <text:p text:style-name="P21">Conexión CPU, Selector de canal, enchufe red</text:p>
            </text:list-item>
            <text:list-item>
              <text:p text:style-name="P21">Ranuras para cartuchos: para cartuchos ROM programados con juegos o programas.</text:p>
            </text:list-item>
            <text:list-item>
              <text:p text:style-name="P21"><text:soft-page-break/>Ranuras para ROM, Conexión señal de video y conexión periférico</text:p>
            </text:list-item>
            <text:list-item>
              <text:p text:style-name="P21">Interruptor de protección: desconecta la alimentación eléctrica al levantar la tapa para evitar riesgos. </text:p>
            </text:list-item>
          </text:list>
        </text:list-item>
      </text:list>
      <text:p text:style-name="P17">Sin duda el desarrollo de estas computadoras personales crearon un nuevo paradigma de creación de computadoras en el que el aspecto más relevante fue el incremento de la memoria así como los lenguajes suministrados como el BASIC .</text:p>
      <text:p text:style-name="P17"/>
      <text:p text:style-name="P7">Diálogo digital</text:p>
      <text:p text:style-name="P8">Input/Output , o Entrada/Salida: esenciales para el funcionamiento de cualquier sistema de ordenadores.</text:p>
      <text:p text:style-name="P1"><text:span text:style-name="T14">I</text:span>nput/Output es un termino que se emplea para describir la transferencia de informaci<text:span text:style-name="T9">ó</text:span>n entre la CPU y el mundo exterior<text:span text:style-name="T10">(desde el teclado a las unidades de disco flexible,pasando por las palancas de mando , las impresoras y las unidades de visualización de video).</text:span></text:p>
      <text:p text:style-name="P1">La manera en la que la CPU trabaja con dispositivos externos es interesante porque debe encontrar la <text:span text:style-name="T9">dirección</text:span> en donde se almacenan los bytes de informaci<text:span text:style-name="T9">ó</text:span>n ; <text:span text:style-name="T11">posteriormente estos dígitos binarios se colocan en <text:s/>16 cables que están conectados a las patillas de dirección de la CPU (bus de direcciones) y un sistema de circuitos especial en la sección de memoria decodifica estos 16 dígitos binarios para seleccionar la dirección de memoria correcta y poder comunicar de manera eficiente el CPU con el dispositivo externo.</text:span></text:p>
      <text:p text:style-name="P2">Para que el ordenador pueda comunicarse con el exterior solo dispone de 8 lineas de dirección.</text:p>
      <text:p text:style-name="P1"><text:span text:style-name="T9">La CPU no puede ocupar todo su tiempo en direccionar información para prender un dispositivo externo o enviarle una señal; necesita poder seleccionarlo una sola vez para decirle cuando debe encender y otra vez para comunicarle cuando debe apagarse.</text:span></text:p>
      <text:p text:style-name="P4">No se puede permitir que los dispositivos externos coloquen su información continuamente en el bus de datos del ordenador; se necesita transferir información desde y hacia la memoria por otros dispositivos de I/O. </text:p>
      <text:p text:style-name="P4"><text:span text:style-name="T12">Cuando se transfieren grandes cantidades de información se utiliza un chip interface I/O especial, este chip almacena temporalmente la información y solo la coloca en el bus de datos cuando la CPU le dice que lo haga.</text:span></text:p>
      <text:p text:style-name="P3">Existen 2 procedimientos <text:span text:style-name="T13">principales para que la CPU detecte que un dispositivo externo <text:s/>esta intentando enviar información al ordenador.</text:span></text:p>
      <text:p text:style-name="P3"/>
      <text:p text:style-name="P3"/>
      <text:p text:style-name="P3"/>
      <text:p text:style-name="P3"/>
      <table:table table:name="Tabla2" table:style-name="Tabla2">
        <table:table-column table:style-name="Tabla2.A" table:number-columns-repeated="2"/>
        <text:soft-page-break/>
        <table:table-row>
          <table:table-cell table:style-name="Tabla2.A1" office:value-type="string">
            <text:p text:style-name="P22">Sondeo </text:p>
          </table:table-cell>
          <table:table-cell table:style-name="Tabla2.B1" office:value-type="string">
            <text:p text:style-name="P23">Interrupciones</text:p>
          </table:table-cell>
        </table:table-row>
        <table:table-row>
          <table:table-cell table:style-name="Tabla2.A2" office:value-type="string">
            <text:p text:style-name="P3"><text:span text:style-name="T13">Consiste en un proceso de investigación en el que se deja de ejecutar el programa que esta llevando la CPU y revisa las puertas de entrada para encontrar información y colocarlas en el bus de datos.</text:span></text:p>
          </table:table-cell>
          <table:table-cell table:style-name="Tabla2.B2" office:value-type="string">
            <text:p text:style-name="P23">El dispositivo externo enviá una señal a la CPU que detiene el programa que se esta ejecutando mientras se atiende a la puerta de entrada.</text:p>
          </table:table-cell>
        </table:table-row>
      </table:table>
      <text:p text:style-name="P1"/>
      <text:p text:style-name="P1"/>
      <text:p text:style-name="P5">La manera en que la comunicación <text:span text:style-name="T8">con el exterior </text:span><text:s/>hace mas eficiente el procesamiento de las señales tiene que ver con la forma en la que los dispositivos de entrada y salida utilizan las lineas de I/O. En la I/O en paralelo la información sale o entra a razón de un byte a la vez utilizando 8 cables(ocho bites en paralelo).Sin embargo en la I/O en serie <text:span text:style-name="T8">se permite usar un solo par de cables en lugar de ocho o mas ; es decir la información de cada byte se alimenta de un bit a la vez , uno detrás de otr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swiss"/>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MX"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MX"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501cm" fo:margin-bottom="1.501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queline</meta:initial-creator>
    <meta:editing-cycles>5</meta:editing-cycles>
    <meta:creation-date>2019-02-26T07:17:00</meta:creation-date>
    <dc:date>2019-02-26T01:51:35.086643809</dc:date>
    <meta:editing-duration>PT33M19S</meta:editing-duration>
    <meta:generator>LibreOffice/6.0.7.3$Linux_X86_64 LibreOffice_project/00m0$Build-3</meta:generator>
    <meta:document-statistic meta:table-count="2" meta:image-count="0" meta:object-count="0" meta:page-count="3" meta:paragraph-count="55" meta:word-count="876" meta:character-count="5222" meta:non-whitespace-character-count="4371"/>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